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22d3e" style:font-size-asian="12pt" style:font-size-complex="12pt"/>
    </style:style>
    <style:style style:name="P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13129a" style:font-size-asian="12pt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42d6a5" style:font-size-asian="12pt" style:font-size-complex="12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67a85f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.296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96cm"/>
          <style:tab-stop style:position="1.799cm"/>
          <style:tab-stop style:position="8.705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text-underline-style="solid" style:text-underline-width="auto" style:text-underline-color="font-color" style:font-size-asian="18pt" style:font-size-complex="18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296cm"/>
        </style:tab-stops>
      </style:paragraph-properties>
      <style:text-properties fo:font-size="18pt" style:font-size-asian="18pt" style:font-size-complex="18pt"/>
    </style:style>
    <style:style style:name="P12" style:family="paragraph" style:parent-style-name="Standard">
      <style:paragraph-properties fo:text-align="start" style:justify-single-word="false" fo:break-before="page">
        <style:tab-stops>
          <style:tab-stop style:position="1.296cm"/>
        </style:tab-stops>
      </style:paragraph-properties>
      <style:text-properties fo:font-size="12pt" fo:language="en" fo:country="GB" style:font-size-asian="12pt" style:font-size-complex="12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rsid="0074ec0e" style:font-size-asian="12pt" style:font-size-complex="12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1951" style:font-size-asian="12pt" style:font-size-complex="12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5fcf0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7e869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officeooo:paragraph-rsid="007acd8c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paragraph-rsid="00751951" style:font-size-asian="12pt" style:font-size-complex="12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.296cm"/>
        </style:tab-stops>
      </style:paragraph-properties>
      <style:text-properties fo:font-size="12pt" style:text-underline-style="solid" style:text-underline-width="auto" style:text-underline-color="font-color" officeooo:rsid="00751951" officeooo:paragraph-rsid="00751951" style:font-size-asian="12pt" style:font-size-complex="12pt"/>
    </style:style>
    <style:style style:name="T1" style:family="text">
      <style:text-properties officeooo:rsid="000ec6de"/>
    </style:style>
    <style:style style:name="T2" style:family="text">
      <style:text-properties officeooo:rsid="0010f417"/>
    </style:style>
    <style:style style:name="T3" style:family="text">
      <style:text-properties officeooo:rsid="0012d337"/>
    </style:style>
    <style:style style:name="T4" style:family="text">
      <style:text-properties officeooo:rsid="0014b824"/>
    </style:style>
    <style:style style:name="T5" style:family="text">
      <style:text-properties officeooo:rsid="0016b5e7"/>
    </style:style>
    <style:style style:name="T6" style:family="text">
      <style:text-properties officeooo:rsid="001b7af2"/>
    </style:style>
    <style:style style:name="T7" style:family="text">
      <style:text-properties officeooo:rsid="001e01b0"/>
    </style:style>
    <style:style style:name="T8" style:family="text">
      <style:text-properties officeooo:rsid="001eea4d"/>
    </style:style>
    <style:style style:name="T9" style:family="text">
      <style:text-properties officeooo:rsid="001f74e1"/>
    </style:style>
    <style:style style:name="T10" style:family="text">
      <style:text-properties officeooo:rsid="00234939"/>
    </style:style>
    <style:style style:name="T11" style:family="text">
      <style:text-properties officeooo:rsid="00251b48"/>
    </style:style>
    <style:style style:name="T12" style:family="text">
      <style:text-properties fo:font-style="italic" officeooo:rsid="00251b48" style:font-style-asian="italic" style:font-style-complex="italic"/>
    </style:style>
    <style:style style:name="T13" style:family="text">
      <style:text-properties fo:font-style="italic" officeooo:rsid="0026c043" style:font-style-asian="italic" style:font-style-complex="italic"/>
    </style:style>
    <style:style style:name="T14" style:family="text">
      <style:text-properties fo:font-style="italic" officeooo:rsid="00336986" style:font-style-asian="italic" style:font-style-complex="italic"/>
    </style:style>
    <style:style style:name="T15" style:family="text">
      <style:text-properties officeooo:rsid="0029ac14"/>
    </style:style>
    <style:style style:name="T16" style:family="text">
      <style:text-properties officeooo:rsid="002afba6"/>
    </style:style>
    <style:style style:name="T17" style:family="text">
      <style:text-properties officeooo:rsid="002deab6"/>
    </style:style>
    <style:style style:name="T18" style:family="text">
      <style:text-properties officeooo:rsid="002e2b12"/>
    </style:style>
    <style:style style:name="T19" style:family="text">
      <style:text-properties officeooo:rsid="002fda79"/>
    </style:style>
    <style:style style:name="T20" style:family="text">
      <style:text-properties officeooo:rsid="003150f4"/>
    </style:style>
    <style:style style:name="T21" style:family="text">
      <style:text-properties officeooo:rsid="003212a3"/>
    </style:style>
    <style:style style:name="T22" style:family="text">
      <style:text-properties officeooo:rsid="00336986"/>
    </style:style>
    <style:style style:name="T23" style:family="text">
      <style:text-properties fo:font-style="normal" officeooo:rsid="00336986" style:font-style-asian="normal" style:font-style-complex="normal"/>
    </style:style>
    <style:style style:name="T24" style:family="text">
      <style:text-properties officeooo:rsid="003537db"/>
    </style:style>
    <style:style style:name="T25" style:family="text">
      <style:text-properties officeooo:rsid="0038df09"/>
    </style:style>
    <style:style style:name="T26" style:family="text">
      <style:text-properties officeooo:rsid="003ac921"/>
    </style:style>
    <style:style style:name="T27" style:family="text">
      <style:text-properties officeooo:rsid="003e616d"/>
    </style:style>
    <style:style style:name="T28" style:family="text">
      <style:text-properties officeooo:rsid="003f7f5b"/>
    </style:style>
    <style:style style:name="T29" style:family="text">
      <style:text-properties officeooo:rsid="0046db2d"/>
    </style:style>
    <style:style style:name="T30" style:family="text">
      <style:text-properties officeooo:rsid="00486185"/>
    </style:style>
    <style:style style:name="T31" style:family="text">
      <style:text-properties officeooo:rsid="004b1605"/>
    </style:style>
    <style:style style:name="T32" style:family="text">
      <style:text-properties officeooo:rsid="004d49f2"/>
    </style:style>
    <style:style style:name="T33" style:family="text">
      <style:text-properties officeooo:rsid="004f3ea6"/>
    </style:style>
    <style:style style:name="T34" style:family="text">
      <style:text-properties officeooo:rsid="0051313e"/>
    </style:style>
    <style:style style:name="T35" style:family="text">
      <style:text-properties officeooo:rsid="0053180d"/>
    </style:style>
    <style:style style:name="T36" style:family="text">
      <style:text-properties officeooo:rsid="00548ce0"/>
    </style:style>
    <style:style style:name="T37" style:family="text">
      <style:text-properties officeooo:rsid="0056bb1a"/>
    </style:style>
    <style:style style:name="T38" style:family="text">
      <style:text-properties officeooo:rsid="00581da8"/>
    </style:style>
    <style:style style:name="T39" style:family="text">
      <style:text-properties officeooo:rsid="0059f4f2"/>
    </style:style>
    <style:style style:name="T40" style:family="text">
      <style:text-properties officeooo:rsid="005a90c7"/>
    </style:style>
    <style:style style:name="T41" style:family="text">
      <style:text-properties officeooo:rsid="005b3608"/>
    </style:style>
    <style:style style:name="T42" style:family="text">
      <style:text-properties officeooo:rsid="005bafeb"/>
    </style:style>
    <style:style style:name="T43" style:family="text">
      <style:text-properties officeooo:rsid="005c8fcd"/>
    </style:style>
    <style:style style:name="T44" style:family="text">
      <style:text-properties officeooo:rsid="005e7a70"/>
    </style:style>
    <style:style style:name="T45" style:family="text">
      <style:text-properties officeooo:rsid="005f2012"/>
    </style:style>
    <style:style style:name="T46" style:family="text">
      <style:text-properties officeooo:rsid="00607ec7"/>
    </style:style>
    <style:style style:name="T47" style:family="text">
      <style:text-properties officeooo:rsid="00645a7d"/>
    </style:style>
    <style:style style:name="T48" style:family="text">
      <style:text-properties officeooo:rsid="00647adb"/>
    </style:style>
    <style:style style:name="T49" style:family="text">
      <style:text-properties officeooo:rsid="006691ef"/>
    </style:style>
    <style:style style:name="T50" style:family="text">
      <style:text-properties officeooo:rsid="00698d32"/>
    </style:style>
    <style:style style:name="T51" style:family="text">
      <style:text-properties officeooo:rsid="007136d6"/>
    </style:style>
    <style:style style:name="T52" style:family="text">
      <style:text-properties officeooo:rsid="0072d5e7"/>
    </style:style>
    <style:style style:name="T53" style:family="text">
      <style:text-properties officeooo:rsid="0074ec0e"/>
    </style:style>
    <style:style style:name="T54" style:family="text">
      <style:text-properties officeooo:rsid="00751951"/>
    </style:style>
    <style:style style:name="T55" style:family="text">
      <style:text-properties style:text-underline-style="none" officeooo:rsid="00751951"/>
    </style:style>
    <style:style style:name="T56" style:family="text">
      <style:text-properties style:text-underline-style="none" officeooo:rsid="0075fcf0"/>
    </style:style>
    <style:style style:name="T57" style:family="text">
      <style:text-properties style:text-underline-style="none" officeooo:rsid="00772d80"/>
    </style:style>
    <style:style style:name="T58" style:family="text">
      <style:text-properties style:text-underline-style="none" officeooo:rsid="0077e869"/>
    </style:style>
    <style:style style:name="T59" style:family="text">
      <style:text-properties style:text-underline-style="none" officeooo:rsid="007acd8c"/>
    </style:style>
    <style:style style:name="T60" style:family="text">
      <style:text-properties style:text-underline-style="none" officeooo:rsid="007b5c08"/>
    </style:style>
    <style:style style:name="T61" style:family="text">
      <style:text-properties officeooo:rsid="00797f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ing AllTheHaxx Client</text:p>
      <text:p text:style-name="P11"/>
      <text:p text:style-name="P8">by xush', Henritees &amp; FuroS</text:p>
      <text:p text:style-name="P8"/>
      <text:p text:style-name="P8"/>
      <text:p text:style-name="P1"/>
      <text:p text:style-name="P8">In this you will find information on how to use the stuff we implemented in the client.</text:p>
      <text:p text:style-name="P8"/>
      <text:p text:style-name="P1"/>
      <text:p text:style-name="P1"/>
      <text:p text:style-name="P9">Extended Console:</text:p>
      <text:p text:style-name="P1"/>
      <text:p text:style-name="P5"><text:tab/>As <text:span text:style-name="T1">you may have already realized</text:span>, our Teeworlds Console (the seperate window) is colorful,<text:tab/>compared to the standard console. This is due to some better readability <text:span text:style-name="T49">(especially in <text:tab/>cl_console_mode, read paragraph below)</text:span>.</text:p>
      <text:p text:style-name="P1"/>
      <text:p text:style-name="P1"><text:tab/>What's really special <text:span text:style-name="T2">about</text:span> our console is the ability to <text:span text:style-name="T2">enter</text:span> commands <text:span text:style-name="T2">into it!</text:span></text:p>
      <text:p text:style-name="P2"><text:tab/>These commands are the same commands as the ones used in the F1-Console</text:p>
      <text:p text:style-name="P2"><text:tab/>(same functionality).</text:p>
      <text:p text:style-name="P1"/>
      <text:p text:style-name="P3"><text:tab/>Also, special (<text:span text:style-name="T50">Unicode, G</text:span>erman, ...) <text:span text:style-name="T3">characters</text:span> like ü, ä, ö, ß etc. should also work in the <text:tab/>console (even if they are displayed wrong in the console <text:span text:style-name="T4">window on Windows</text:span>).</text:p>
      <text:p text:style-name="P1"/>
      <text:p text:style-name="P1"/>
      <text:p text:style-name="P9">Console Mode:</text:p>
      <text:p text:style-name="P1"/>
      <text:p text:style-name="P1"><text:tab/>You would like to watch a Youtube video, play another game etc., don't want to leave the <text:s/><text:tab/>server or even close Teeworlds but Teeworlds <text:span text:style-name="T5">consumes</text:span> too much CPU/RAM?</text:p>
      <text:p text:style-name="P1"/>
      <text:p text:style-name="P1"><text:tab/>Then the Console Mode is the right thing for you!</text:p>
      <text:p text:style-name="P1"/>
      <text:p text:style-name="P1"><text:tab/>When active, the main teeworlds window will be closed and the CPU usage will drop to <text:tab/>(usually) near zero, thus making your other game/video faster again. :D</text:p>
      <text:p text:style-name="P1"/>
      <text:p text:style-name="P1"><text:tab/>While in Consolemode, the network connections will stay alife, so you will stay in your <text:tab/><text:span text:style-name="T6">current</text:span> server. You can still read ingame messages in your (colorful) console :D or even <text:tab/><text:span text:style-name="T7">chat with</text:span> people (<text:span text:style-name="T8">using</text:span> 'say textmessage' <text:span text:style-name="T9">command</text:span>).</text:p>
      <text:p text:style-name="P1"/>
      <text:p text:style-name="P6"><text:tab/>Usage:</text:p>
      <text:p text:style-name="P7"><text:tab/><text:tab/>cl_console_mode 1<text:tab/>= activates Consolemode</text:p>
      <text:p text:style-name="P7"><text:tab/><text:tab/>cl_console_mode 0<text:tab/>= deactivate Consolemode</text:p>
      <text:p text:style-name="P6"/>
      <text:p text:style-name="P1"><text:tab/>You can write these commands either in the F1 console or the seperate console window.</text:p>
      <text:p text:style-name="P1"><text:tab/>(You will need to write cl_console_mode 1 in the seperate window to enable norma<text:span text:style-name="T10">l</text:span><text:tab/>Teeworlds again).</text:p>
      <text:p text:style-name="P1"><text:tab/><text:span text:style-name="T11">If you are too lazy to type, you can also use the button "Console Mode" in the extended <text:tab/>ingame menu bar to enable; and the shortcut </text:span><text:span text:style-name="T12">"q" → </text:span><text:span text:style-name="T13">&lt;</text:span><text:span text:style-name="T12">Enter</text:span><text:span text:style-name="T13">&gt;</text:span><text:span text:style-name="T11"> in the console to disable the <text:tab/>Consolemode fast.</text:span></text:p>
      <text:p text:style-name="P12"/>
      <text:p text:style-name="P9">Translat<text:span text:style-name="T15">o</text:span>r: </text:p>
      <text:p text:style-name="P1"/>
      <text:p text:style-name="P1"><text:tab/>With this inbuild tool you can either translate incoming messages <text:span text:style-name="T16">of</text:span> other players or<text:tab/>translate your own outgoing messages (or both <text:span text:style-name="T17">at the same time</text:span>).</text:p>
      <text:p text:style-name="P1"/>
      <text:p text:style-name="P1"><text:tab/>Usage :</text:p>
      <text:p text:style-name="P1"/>
      <text:p text:style-name="P1"><text:tab/><text:tab/>Press <text:span text:style-name="T51">left CTRL</text:span>, this will open a green window on the right.</text:p>
      <text:p text:style-name="P1"/>
      <text:p text:style-name="P1"><text:tab/><text:tab/>Check the boxes (<text:span text:style-name="T19">depending on </text:span>w<text:span text:style-name="T18">h</text:span>ether you want to translate incoming messages, <text:tab/><text:tab/>outgoing or both)</text:p>
      <text:p text:style-name="P1"/>
      <text:p text:style-name="P1"><text:tab/><text:tab/>Write the countrycodes (outgoing <text:span text:style-name="T42">→</text:span> incoming <text:span text:style-name="T52">&amp;</text:span> incoming <text:span text:style-name="T42">→</text:span> outgoing)</text:p>
      <text:p text:style-name="P1"><text:tab/><text:tab/>(e.g. en, de, fr, ru, es.....)</text:p>
      <text:p text:style-name="P1"/>
      <text:p text:style-name="P18">IRC:</text:p>
      <text:p text:style-name="P14"/>
      <text:p text:style-name="P14"><text:tab/>With this tool you can join the <text:span text:style-name="T20">#</text:span>AllTheHaxx IRC-Channel <text:span text:style-name="T21">to chat with other client users.</text:span></text:p>
      <text:p text:style-name="P14"/>
      <text:p text:style-name="P14"><text:tab/>Simply press F5, choose your name, press enter and: There you go.</text:p>
      <text:p text:style-name="P14"/>
      <text:p text:style-name="P14"><text:tab/>Double click on a name on the right side to start a private chat. <text:span text:style-name="T22">From within a private chat <text:tab/>you can join the server of a person (if they allow to) by clicking the blue </text:span><text:span text:style-name="T14">"Join"</text:span><text:span text:style-name="T23"> button.</text:span></text:p>
      <text:p text:style-name="P14"/>
      <text:p text:style-name="P14"><text:tab/>If you have any questions about the client etc., this is the right place to ask.</text:p>
      <text:p text:style-name="P18"/>
      <text:p text:style-name="P18"><text:span text:style-name="T54">Hidden Chat</text:span>:</text:p>
      <text:p text:style-name="P14"/>
      <text:p text:style-name="P14"><text:tab/><text:span text:style-name="T54">This feature allows you to communicate with other AllTheHaxx-Users nearby using <text:tab/>playerflags. The advantage is, that admins can not (or rather will not) log your conversation. <text:tab/>The datatransmission can a little time, because the message is transfered character by <text:tab/>character, also note that some special characters are not supported.</text:span></text:p>
      <text:p text:style-name="P14"><text:tab/></text:p>
      <text:p text:style-name="P14"><text:tab/><text:span text:style-name="T61">Usage:</text:span></text:p>
      <text:p text:style-name="P14"><text:span text:style-name="T54"><text:tab/><text:tab/>On default it's bound on "f", the command to bind it somewhere else is "chat <text:tab/><text:tab/><text:tab/>hidden". You may also turn off reveiving hidden messages with the command <text:tab/><text:tab/><text:tab/>"cl_hidden_chat 0"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Crypt Chat:</text:p>
      <text:p text:style-name="P14"><text:span text:style-name="T55"><text:tab/>Intends the same purpose as the hidden chat, </text:span><text:span text:style-name="T56">but this one is more secure. It uses the RSA <text:tab/>algorithm for </text:span><text:span text:style-name="T57">crypting making it pretty secure. You have to have the same key pair as your</text:span></text:p>
      <text:p text:style-name="P14"><text:span text:style-name="T57"><text:tab/>communication partner, otherwhys this won't work.</text:span></text:p>
      <text:p text:style-name="P14"><text:span text:style-name="T57"/></text:p>
      <text:p text:style-name="P14"><text:span text:style-name="T57"><text:tab/>Usage:</text:span></text:p>
      <text:p text:style-name="P14"><text:span text:style-name="T57"><text:tab/><text:tab/>(Note that you may also use the GUI instead of the commands!!!)</text:span></text:p>
      <text:p text:style-name="P14"><text:span text:style-name="T57"><text:tab/><text:tab/>From scratch, </text:span><text:span text:style-name="T58">first run the following command:</text:span></text:p>
      <text:p text:style-name="P16"><text:span text:style-name="T58"><text:tab/><text:tab/><text:tab/>genenerate_rsa_keys 128 3</text:span></text:p>
      <text:p text:style-name="P16"><text:span text:style-name="T58"><text:tab/><text:tab/>If you are on DDRace or another advanced mod supporting more then 128 characters <text:tab/><text:tab/>in the chat consider using 256 instead of 128.</text:span></text:p>
      <text:p text:style-name="P16"><text:span text:style-name="T58"><text:tab/><text:tab/></text:span></text:p>
      <text:p text:style-name="P16"><text:span text:style-name="T58"><text:tab/><text:tab/>Now save the keys by running:</text:span></text:p>
      <text:p text:style-name="P16"><text:span text:style-name="T58"><text:tab/><text:tab/><text:tab/>save_rsa_keys</text:span></text:p>
      <text:p text:style-name="P16"><text:span text:style-name="T58"><text:tab/><text:tab/></text:span></text:p>
      <text:p text:style-name="P16"><text:span text:style-name="T58"><text:tab/><text:tab/>Next you have to send your partner the files "rsa_pub.key" and rsa_priv.key", then he <text:tab/><text:tab/>has to run the command:</text:span></text:p>
      <text:p text:style-name="P16"><text:span text:style-name="T58"><text:tab/><text:tab/><text:tab/>load_rsa_keys</text:span></text:p>
      <text:p text:style-name="P16"><text:span text:style-name="T58"/></text:p>
      <text:p text:style-name="P17"><text:span text:style-name="T58"><text:tab/><text:tab/></text:span><text:span text:style-name="T55">On default it's bound on "</text:span><text:span text:style-name="T60">g"</text:span><text:span text:style-name="T55">, the command to bind it somewhere else is </text:span></text:p>
      <text:p text:style-name="P17"><text:span text:style-name="T55"><text:tab/><text:tab/>"chat </text:span><text:span text:style-name="T59">crypt</text:span><text:span text:style-name="T55">".</text:span></text:p>
      <text:p text:style-name="P14"><text:span text:style-name="T56"/></text:p>
      <text:p text:style-name="P14"><text:span text:style-name="T56"><text:tab/>Note:</text:span></text:p>
      <text:p text:style-name="P15"><text:span text:style-name="T56"><text:tab/><text:tab/>Take a look at </text:span><text:a xlink:type="simple" xlink:href="https://simple.wikipedia.org/wiki/RSA_(algorithm">https://simple.wikipedia.org/wiki/RSA_(algorithm</text:a><text:span text:style-name="T56">) for further <text:tab/><text:tab/><text:tab/>information.</text:span></text:p>
      <text:p text:style-name="P1"/>
      <text:p text:style-name="P9">Lua-Console:</text:p>
      <text:p text:style-name="P1"/>
      <text:p text:style-name="P1"><text:tab/>In this <text:span text:style-name="T24">ingame </text:span>console you can write lua commands (and even small scripts).</text:p>
      <text:p text:style-name="P1"/>
      <text:p text:style-name="P1"><text:tab/>Simply press F6, and you will find a blue console. <text:span text:style-name="T25">This is the interactive Lua prompt where <text:tab/>you can execute small pices of Lua code.</text:span></text:p>
      <text:p text:style-name="P1"/>
      <text:p text:style-name="P1"><text:tab/>Functions, RegisterEvent etc. <text:span text:style-name="T26">is all working</text:span>.</text:p>
      <text:p text:style-name="P1"/>
      <text:p text:style-name="P1"><text:tab/>Note:</text:p>
      <text:p text:style-name="P1"><text:tab/><text:tab/>You can write commands over multiple lines (e.g. loops, functions); you will see<text:tab/><text:tab/><text:tab/>that the console will automatically mesh your code.</text:p>
      <text:p text:style-name="P1"/>
      <text:p text:style-name="P1"><text:tab/><text:tab/>To delete your <text:span text:style-name="T27">currently</text:span> saved line(s) use: reset.</text:p>
      <text:p text:style-name="P1"/>
      <text:p text:style-name="P1"><text:tab/>Please, if you intend to use the console or to write your own scripts, please read (carefully)<text:tab/>through the LuaManual you can find in your folder.</text:p>
      <text:p text:style-name="P1"/>
      <text:p text:style-name="P9">Lua-API:</text:p>
      <text:p text:style-name="P1"/>
      <text:p text:style-name="P4"><text:tab/>Enter the settings, then 'Lua'. Here you can <text:span text:style-name="T28">manage your scripts.</text:span></text:p>
      <text:p text:style-name="P1"><text:tab/><text:span text:style-name="T28">Add new scripts to the list by placing them into the lua/ folder of the client.</text:span></text:p>
      <text:p text:style-name="P1"><text:tab/>After <text:span text:style-name="T29">activating a script</text:span>, <text:span text:style-name="T30">a generic title and some info text will be shown if the script <text:tab/>supplies it and the entry will be maked in green for you to see that it's active. If the script </text:span><text:soft-page-break/><text:span text:style-name="T30"><text:tab/>failed to load because it contains errors, it won't be loaded and marked in red.</text:span></text:p>
      <text:p text:style-name="P1"/>
      <text:p text:style-name="P1"><text:tab/><text:span text:style-name="T31">I</text:span>f you intend to write your own scripts, please read (carefully) through the LuaManual you <text:tab/>find in your folder.</text:p>
      <text:p text:style-name="P1"/>
      <text:p text:style-name="P9"><text:span text:style-name="T32">Chatbox</text:span>:</text:p>
      <text:p text:style-name="P1"/>
      <text:p text:style-name="P1"><text:tab/>If you don't like the black background behind the chat you can disable (or modify) it.</text:p>
      <text:p text:style-name="P1"/>
      <text:p text:style-name="P1"><text:tab/>Settings <text:span text:style-name="T41">→</text:span> <text:span text:style-name="T33">HUD</text:span> <text:span text:style-name="T41">→</text:span> Scroll the scrollbar <text:span text:style-name="T34">at the </text:span>right of <text:span text:style-name="T35">the </text:span>'Show <text:span text:style-name="T35">notifications</text:span>' <text:span text:style-name="T35">checkbox</text:span>.</text:p>
      <text:p text:style-name="P1"/>
      <text:p text:style-name="P1"/>
      <text:p text:style-name="P9">A* Pathfinding:</text:p>
      <text:p text:style-name="P1"/>
      <text:p text:style-name="P1"><text:tab/>This is some funny gimmick. With this enabled, the client will try to find the shortest way<text:tab/>through a DDRace-Map or Race-Map and show it to you (white <text:span text:style-name="T36">dot-like visualization</text:span>). <text:span text:style-name="T53">This </text:span></text:p>
      <text:p text:style-name="P13"><text:tab/>feature is most likely useful on gores maps to view your progress on the map.</text:p>
      <text:p text:style-name="P1"/>
      <text:p text:style-name="P1"><text:tab/>Also, <text:span text:style-name="T37">when you</text:span> <text:span text:style-name="T37">restart or die</text:span>, you will see a message how far you <text:span text:style-name="T38">got</text:span> (percentage!).</text:p>
      <text:p text:style-name="P1"/>
      <text:p text:style-name="P1"><text:tab/><text:span text:style-name="T39">To d</text:span>isable: Settings <text:span text:style-name="T40">→ </text:span>Haxx <text:span text:style-name="T43">→ Uncheck the box</text:span></text:p>
      <text:p text:style-name="P1"/>
      <text:p text:style-name="P1"><text:tab/>Note :</text:p>
      <text:p text:style-name="P1"><text:tab/><text:tab/>The algorithm can't use teleporters etc. so it can sometimes happen that the found<text:tab/><text:tab/><text:span text:style-name="T44">path</text:span> is not usable in reality :).</text:p>
      <text:p text:style-name="P1"/>
      <text:p text:style-name="P1"/>
      <text:p text:style-name="P1"/>
      <text:p text:style-name="P1"/>
      <text:p text:style-name="P1">For other settings stuff just look through the settings <text:span text:style-name="T45">on</text:span> all pages.</text:p>
      <text:p text:style-name="P1"/>
      <text:p text:style-name="P1">We hope you're familiar with <text:span text:style-name="T47">the</text:span> DDNet <text:span text:style-name="T47">Client</text:span>, because we use this client as our base. <text:span text:style-name="T48">Otherwise, you'll find many more useful features and tweaks not listed in this manual :)</text:span></text:p>
      <text:p text:style-name="P1"/>
      <text:p text:style-name="P1"/>
      <text:p text:style-name="P1"/>
      <text:p text:style-name="P1">King regards,</text:p>
      <text:p text:style-name="P1"><text:tab/>Staff.</text:p>
      <text:p text:style-name="P1"/>
      <text:p text:style-name="P1"><text:line-break/>Version 0.1-<text:span text:style-name="T46">rev2 March 12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8S</meta:editing-duration>
    <meta:editing-cycles>129</meta:editing-cycles>
    <meta:generator>LibreOffice/4.1.3.2$Linux_X86_64 LibreOffice_project/410m0$Build-2</meta:generator>
    <dc:date>2016-03-24T14:14:13.624635382</dc:date>
    <meta:document-statistic meta:table-count="0" meta:image-count="0" meta:object-count="0" meta:page-count="4" meta:paragraph-count="83" meta:word-count="1054" meta:character-count="6247" meta:non-whitespace-character-count="5141"/>
    <meta:user-defined meta:name="Info 1"/>
    <meta:user-defined meta:name="Info 2"/>
    <meta:user-defined meta:name="Info 3"/>
    <meta:user-defined meta:name="Info 4"/>
  </office:meta>
</office:document-meta>
</file>